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Software Requirements Specification (SRS)</text:p>
      <text:p text:style-name="Author">Development Team</text:p>
      <text:p text:style-name="Date">2024-06-26</text:p>
      <text:h text:style-name="Heading_20_1" text:outline-level="1"><text:bookmark-start text:name="software-requirements-specification-srs"/>Software Requirements Specification (SRS)<text:bookmark-end text:name="software-requirements-specification-srs"/></text:h>
      <text:h text:style-name="Heading_20_2" text:outline-level="2"><text:bookmark-start text:name="scope"/>1. Scope<text:bookmark-end text:name="scope"/></text:h>
      <text:h text:style-name="Heading_20_3" text:outline-level="3"><text:bookmark-start text:name="identification"/>1.1 Identification<text:bookmark-end text:name="identification"/></text:h>
      <text:p text:style-name="First_20_paragraph"><text:span text:style-name="T1">SRS-001: Software Identification</text:span> - The software <text:span text:style-name="T1">shall</text:span> be identified by the following information: - <text:span text:style-name="T1">Software Name</text:span>: [Software Name] - <text:span text:style-name="T1">Software Identifier</text:span>: [SW-001] - <text:span text:style-name="T1">Version</text:span>: 1.0 - <text:span text:style-name="T1">Release</text:span>: Initial Release - <text:span text:style-name="T1">Classification</text:span>: [Unclassified/Classified Level]</text:p>
      <text:h text:style-name="Heading_20_3" text:outline-level="3"><text:bookmark-start text:name="software-overview"/>1.2 Software Overview<text:bookmark-end text:name="software-overview"/></text:h>
      <text:p text:style-name="First_20_paragraph"><text:span text:style-name="T1">SRS-002: Software Purpose</text:span> - The software <text:span text:style-name="T1">shall</text:span> provide [primary software functionality] - The software <text:span text:style-name="T1">shall</text:span> support [key operational capabilities] - The software <text:span text:style-name="T1">shall</text:span> integrate with [existing systems or infrastructure]</text:p>
      <text:p text:style-name="Text_20_body"><text:span text:style-name="T1">SRS-003: Software Context</text:span> - The software <text:span text:style-name="T1">shall</text:span> be part of the [system name] system - The software <text:span text:style-name="T1">shall</text:span> interface with [other software components] - The software <text:span text:style-name="T1">shall</text:span> run on [specified hardware platform]</text:p>
      <text:h text:style-name="Heading_20_3" text:outline-level="3"><text:bookmark-start text:name="document-overview"/>1.3 Document Overview<text:bookmark-end text:name="document-overview"/></text:h>
      <text:p text:style-name="First_20_paragraph"><text:span text:style-name="T1">SRS-004: Document Purpose</text:span> - This document <text:span text:style-name="T1">shall</text:span> specify the software requirements for [software name] - This document <text:span text:style-name="T1">shall</text:span> serve as the basis for software design and development - This document <text:span text:style-name="T1">shall</text:span> support software testing and acceptance</text:p>
      <text:h text:style-name="Heading_20_2" text:outline-level="2"><text:bookmark-start text:name="referenced-documents"/>2. Referenced Documents<text:bookmark-end text:name="referenced-documents"/></text:h>
      <text:h text:style-name="Heading_20_3" text:outline-level="3"><text:bookmark-start text:name="government-documents"/>2.1 Government Documents<text:bookmark-end text:name="government-documents"/></text:h>
      <text:p text:style-name="First_20_paragraph"><text:span text:style-name="T1">SRS-005: Military Standards</text:span> - MIL-STD-498: Software Development and Documentation - MIL-STD-961E: Defense and Program-Unique Specifications Format and Content</text:p>
      <text:h text:style-name="Heading_20_3" text:outline-level="3"><text:bookmark-start text:name="project-documents"/>2.2 Project Documents<text:bookmark-end text:name="project-documents"/></text:h>
      <text:p text:style-name="First_20_paragraph"><text:span text:style-name="T1">SRS-006: System Documents</text:span> - System/Subsystem Specification (SSS) - Interface Requirements Specification (IRS) - Software Design Document (SDD)</text:p>
      <text:h text:style-name="Heading_20_2" text:outline-level="2"><text:bookmark-start text:name="requirements"/>3. Requirements<text:bookmark-end text:name="requirements"/></text:h>
      <text:h text:style-name="Heading_20_3" text:outline-level="3"><text:bookmark-start text:name="functional-requirements"/>3.1 Functional Requirements<text:bookmark-end text:name="functional-requirements"/></text:h>
      <text:h text:style-name="Heading_20_4" text:outline-level="4"><text:bookmark-start text:name="user-interface-functions"/>3.1.1 User Interface Functions<text:bookmark-end text:name="user-interface-functions"/></text:h>
      <text:p text:style-name="First_20_paragraph"><text:span text:style-name="T1">SRS-007: User Authentication</text:span> - The software <text:span text:style-name="T1">shall</text:span> authenticate users using username and password - The software <text:span text:style-name="T1">shall</text:span> support multi-factor authentication - The software <text:span text:style-name="T1">shall</text:span> lock accounts after 5 failed login attempts - The software <text:span text:style-name="T1">shall</text:span> provide password reset functionality</text:p>
      <text:p text:style-name="Text_20_body"><text:span text:style-name="T1">SRS-008: User Authorization</text:span> - The software <text:span text:style-name="T1">shall</text:span> enforce role-based access control - The software <text:span text:style-name="T1">shall</text:span> restrict access based on user permissions - The software <text:span text:style-name="T1">shall</text:span> log all access attempts and actions - The software <text:span text:style-name="T1">shall</text:span> provide session management</text:p>
      <text:p text:style-name="Text_20_body"><text:span text:style-name="T1">SRS-009: User Interface</text:span> - The software <text:span text:style-name="T1">shall</text:span> provide a web-based user interface - The software <text:span text:style-name="T1">shall</text:span> support responsive design for multiple devices - The software <text:span text:style-name="T1">shall</text:span> comply with WCAG 2.1 AA accessibility standards - The software <text:span text:style-name="T1">shall</text:span> provide context-sensitive help</text:p>
      <text:h text:style-name="Heading_20_4" text:outline-level="4"><text:bookmark-start text:name="data-management-functions"/>3.1.2 Data Management Functions<text:bookmark-end text:name="data-management-functions"/></text:h>
      <text:p text:style-name="First_20_paragraph"><text:span text:style-name="T1">SRS-010: Data Input</text:span> - The software <text:span text:style-name="T1">shall</text:span> accept data input through web forms - The software <text:span text:style-name="T1">shall</text:span> validate all input data - The software <text:span text:style-name="T1">shall</text:span> provide error messages for invalid input - The software <text:span text:style-name="T1">shall</text:span> support file upload functionality</text:p>
      <text:p text:style-name="Text_20_body"><text:span text:style-name="T1">SRS-011: Data Processing</text:span> - The software <text:span text:style-name="T1">shall</text:span> process data according to business rules - The software <text:span text:style-name="T1">shall</text:span> perform data calculations and transformations - The software <text:span text:style-name="T1">shall</text:span> handle data errors gracefully - The software <text:span text:style-name="T1">shall</text:span> support batch processing operations</text:p>
      <text:p text:style-name="Text_20_body"><text:span text:style-name="T1">SRS-012: Data Output</text:span> - The software <text:span text:style-name="T1">shall</text:span> generate reports in multiple formats (PDF, Excel, CSV) - The software <text:span text:style-name="T1">shall</text:span> provide real-time data display - The software <text:span text:style-name="T1">shall</text:span> support data export functionality - The software <text:span text:style-name="T1">shall</text:span> generate system notifications</text:p>
      <text:h text:style-name="Heading_20_4" text:outline-level="4"><text:bookmark-start text:name="communication-functions"/>3.1.3 Communication Functions<text:bookmark-end text:name="communication-functions"/></text:h>
      <text:p text:style-name="First_20_paragraph"><text:span text:style-name="T1">SRS-013: Internal Communication</text:span> - The software <text:span text:style-name="T1">shall</text:span> communicate with database systems - The software <text:span text:style-name="T1">shall</text:span> support inter-process communication - The software <text:span text:style-name="T1">shall</text:span> handle communication failures gracefully - The software <text:span text:style-name="T1">shall</text:span> implement message queuing</text:p>
      <text:p text:style-name="Text_20_body"><text:span text:style-name="T1">SRS-014: External Communication</text:span> - The software <text:span text:style-name="T1">shall</text:span> provide RESTful API endpoints - The software <text:span text:style-name="T1">shall</text:span> support email notifications - The software <text:span text:style-name="T1">shall</text:span> integrate with external systems - The software <text:span text:style-name="T1">shall</text:span> implement secure communication protocols</text:p>
      <text:h text:style-name="Heading_20_3" text:outline-level="3"><text:bookmark-start text:name="external-interface-requirements"/>3.2 External Interface Requirements<text:bookmark-end text:name="external-interface-requirements"/></text:h>
      <text:h text:style-name="Heading_20_4" text:outline-level="4"><text:bookmark-start text:name="user-interfaces"/>3.2.1 User Interfaces<text:bookmark-end text:name="user-interfaces"/></text:h>
      <text:p text:style-name="First_20_paragraph"><text:span text:style-name="T1">SRS-015: Web Interface</text:span> - <text:span text:style-name="T1">Interface ID</text:span>: WEB-UI-001 - <text:span text:style-name="T1">Interface Type</text:span>: Web-based user interface - <text:span text:style-name="T1">Interfacing Entity</text:span>: End users - <text:span text:style-name="T1">Interface Characteristics</text:span>: HTML5, CSS3, JavaScript, responsive design</text:p>
      <text:p text:style-name="Text_20_body"><text:span text:style-name="T1">SRS-016: Mobile Interface</text:span> - <text:span text:style-name="T1">Interface ID</text:span>: MOBILE-UI-001 - <text:span text:style-name="T1">Interface Type</text:span>: Mobile-responsive web interface - <text:span text:style-name="T1">Interfacing Entity</text:span>: Mobile device users - <text:span text:style-name="T1">Interface Characteristics</text:span>: Touch-friendly, responsive design</text:p>
      <text:h text:style-name="Heading_20_4" text:outline-level="4"><text:bookmark-start text:name="hardware-interfaces"/>3.2.2 Hardware Interfaces<text:bookmark-end text:name="hardware-interfaces"/></text:h>
      <text:p text:style-name="First_20_paragraph"><text:span text:style-name="T1">SRS-017: Server Hardware</text:span> - <text:span text:style-name="T1">Interface ID</text:span>: HW-SERVER-001 - <text:span text:style-name="T1">Interface Type</text:span>: Server hardware interface - <text:span text:style-name="T1">Interfacing Entity</text:span>: Server hardware - <text:span text:style-name="T1">Interface Characteristics</text:span>: Standard server hardware interfaces</text:p>
      <text:h text:style-name="Heading_20_4" text:outline-level="4"><text:bookmark-start text:name="software-interfaces"/>3.2.3 Software Interfaces<text:bookmark-end text:name="software-interfaces"/></text:h>
      <text:p text:style-name="First_20_paragraph"><text:span text:style-name="T1">SRS-018: Database Interface</text:span> - <text:span text:style-name="T1">Interface ID</text:span>: DB-INT-001 - <text:span text:style-name="T1">Interface Type</text:span>: Database connection interface - <text:span text:style-name="T1">Interfacing Entity</text:span>: Database management system - <text:span text:style-name="T1">Interface Characteristics</text:span>: SQL, connection pooling, transaction management</text:p>
      <text:p text:style-name="Text_20_body"><text:span text:style-name="T1">SRS-019: API Interface</text:span> - <text:span text:style-name="T1">Interface ID</text:span>: API-INT-001 - <text:span text:style-name="T1">Interface Type</text:span>: RESTful API interface - <text:span text:style-name="T1">Interfacing Entity</text:span>: External systems - <text:span text:style-name="T1">Interface Characteristics</text:span>: JSON format, HTTP/HTTPS, authentication</text:p>
      <text:h text:style-name="Heading_20_3" text:outline-level="3"><text:bookmark-start text:name="performance-requirements"/>3.3 Performance Requirements<text:bookmark-end text:name="performance-requirements"/></text:h>
      <text:p text:style-name="First_20_paragraph"><text:span text:style-name="T1">SRS-020: Response Time</text:span> - The software <text:span text:style-name="T1">shall</text:span> respond to user requests within 3 seconds - The software <text:span text:style-name="T1">shall</text:span> process database queries within 1 second - The software <text:span text:style-name="T1">shall</text:span> generate reports within 30 seconds - The software <text:span text:style-name="T1">shall</text:span> handle concurrent user sessions</text:p>
      <text:p text:style-name="Text_20_body"><text:span text:style-name="T1">SRS-021: Throughput</text:span> - The software <text:span text:style-name="T1">shall</text:span> support 1000 concurrent users - The software <text:span text:style-name="T1">shall</text:span> process 1000 transactions per minute - The software <text:span text:style-name="T1">shall</text:span> handle 100 MB file uploads - The software <text:span text:style-name="T1">shall</text:span> support 10,000 database records</text:p>
      <text:p text:style-name="Text_20_body"><text:span text:style-name="T1">SRS-022: Resource Utilization</text:span> - The software <text:span text:style-name="T1">shall</text:span> use no more than 80% of available CPU - The software <text:span text:style-name="T1">shall</text:span> use no more than 70% of available memory - The software <text:span text:style-name="T1">shall</text:span> use no more than 60% of available disk space - The software <text:span text:style-name="T1">shall</text:span> maintain performance under load</text:p>
      <text:h text:style-name="Heading_20_3" text:outline-level="3"><text:bookmark-start text:name="design-constraints"/>3.4 Design Constraints<text:bookmark-end text:name="design-constraints"/></text:h>
      <text:p text:style-name="First_20_paragraph"><text:span text:style-name="T1">SRS-023: Architecture Constraints</text:span> - The software <text:span text:style-name="T1">shall</text:span> follow microservices architecture - The software <text:span text:style-name="T1">shall</text:span> use containerization technology - The software <text:span text:style-name="T1">shall</text:span> implement cloud-native design principles - The software <text:span text:style-name="T1">shall</text:span> support horizontal scaling</text:p>
      <text:p text:style-name="Text_20_body"><text:span text:style-name="T1">SRS-024: Technology Constraints</text:span> - The software <text:span text:style-name="T1">shall</text:span> be developed using [specified programming language] - The software <text:span text:style-name="T1">shall</text:span> use [specified framework] - The software <text:span text:style-name="T1">shall</text:span> run on [specified operating system] - The software <text:span text:style-name="T1">shall</text:span> use [specified database system]</text:p>
      <text:p text:style-name="Text_20_body"><text:span text:style-name="T1">SRS-025: Standards Constraints</text:span> - The software <text:span text:style-name="T1">shall</text:span> comply with coding standards - The software <text:span text:style-name="T1">shall</text:span> follow security best practices - The software <text:span text:style-name="T1">shall</text:span> implement error handling standards - The software <text:span text:style-name="T1">shall</text:span> use standard data formats</text:p>
      <text:h text:style-name="Heading_20_3" text:outline-level="3"><text:bookmark-start text:name="software-system-attributes"/>3.5 Software System Attributes<text:bookmark-end text:name="software-system-attributes"/></text:h>
      <text:h text:style-name="Heading_20_4" text:outline-level="4"><text:bookmark-start text:name="reliability"/>3.5.1 Reliability<text:bookmark-end text:name="reliability"/></text:h>
      <text:p text:style-name="First_20_paragraph"><text:span text:style-name="T1">SRS-026: Fault Tolerance</text:span> - The software <text:span text:style-name="T1">shall</text:span> handle system failures gracefully - The software <text:span text:style-name="T1">shall</text:span> implement automatic error recovery - The software <text:span text:style-name="T1">shall</text:span> provide data backup and recovery - The software <text:span text:style-name="T1">shall</text:span> maintain data integrity</text:p>
      <text:p text:style-name="Text_20_body"><text:span text:style-name="T1">SRS-027: Availability</text:span> - The software <text:span text:style-name="T1">shall</text:span> achieve 99.9% uptime - The software <text:span text:style-name="T1">shall</text:span> support 24/7 operation - The software <text:span text:style-name="T1">shall</text:span> provide maintenance windows - The software <text:span text:style-name="T1">shall</text:span> implement failover mechanisms</text:p>
      <text:h text:style-name="Heading_20_4" text:outline-level="4"><text:bookmark-start text:name="security"/>3.5.2 Security<text:bookmark-end text:name="security"/></text:h>
      <text:p text:style-name="First_20_paragraph"><text:span text:style-name="T1">SRS-028: Access Control</text:span> - The software <text:span text:style-name="T1">shall</text:span> implement secure authentication - The software <text:span text:style-name="T1">shall</text:span> enforce authorization policies - The software <text:span text:style-name="T1">shall</text:span> encrypt sensitive data - The software <text:span text:style-name="T1">shall</text:span> log security events</text:p>
      <text:p text:style-name="Text_20_body"><text:span text:style-name="T1">SRS-029: Data Protection</text:span> - The software <text:span text:style-name="T1">shall</text:span> protect data in transit and at rest - The software <text:span text:style-name="T1">shall</text:span> implement data backup procedures - The software <text:span text:style-name="T1">shall</text:span> support data recovery - The software <text:span text:style-name="T1">shall</text:span> comply with privacy regulations</text:p>
      <text:h text:style-name="Heading_20_4" text:outline-level="4"><text:bookmark-start text:name="maintainability"/>3.5.3 Maintainability<text:bookmark-end text:name="maintainability"/></text:h>
      <text:p text:style-name="First_20_paragraph"><text:span text:style-name="T1">SRS-030: Modularity</text:span> - The software <text:span text:style-name="T1">shall</text:span> use modular design principles - The software <text:span text:style-name="T1">shall</text:span> support component replacement - The software <text:span text:style-name="T1">shall</text:span> provide configuration management - The software <text:span text:style-name="T1">shall</text:span> support version control</text:p>
      <text:p text:style-name="Text_20_body"><text:span text:style-name="T1">SRS-031: Documentation</text:span> - The software <text:span text:style-name="T1">shall</text:span> include comprehensive documentation - The software <text:span text:style-name="T1">shall</text:span> provide API documentation - The software <text:span text:style-name="T1">shall</text:span> include user manuals - The software <text:span text:style-name="T1">shall</text:span> maintain design documentation</text:p>
      <text:h text:style-name="Heading_20_4" text:outline-level="4"><text:bookmark-start text:name="portability"/>3.5.4 Portability<text:bookmark-end text:name="portability"/></text:h>
      <text:p text:style-name="First_20_paragraph"><text:span text:style-name="T1">SRS-032: Platform Independence</text:span> - The software <text:span text:style-name="T1">shall</text:span> run on multiple operating systems - The software <text:span text:style-name="T1">shall</text:span> support different database systems - The software <text:span text:style-name="T1">shall</text:span> work with various web browsers - The software <text:span text:style-name="T1">shall</text:span> support cloud deployment</text:p>
      <text:h text:style-name="Heading_20_2" text:outline-level="2"><text:bookmark-start text:name="qualification-provisions"/>4. Qualification Provisions<text:bookmark-end text:name="qualification-provisions"/></text:h>
      <text:h text:style-name="Heading_20_3" text:outline-level="3"><text:bookmark-start text:name="qualification-methods"/>4.1 Qualification Methods<text:bookmark-end text:name="qualification-methods"/></text:h>
      <text:p text:style-name="First_20_paragraph"><text:span text:style-name="T1">SRS-033: Testing Methods</text:span> - <text:span text:style-name="T1">Unit Testing</text:span>: Individual component testing - <text:span text:style-name="T1">Integration Testing</text:span>: Component interaction testing - <text:span text:style-name="T1">System Testing</text:span>: End-to-end system testing - <text:span text:style-name="T1">User Acceptance Testing</text:span>: User validation testing</text:p>
      <text:h text:style-name="Heading_20_3" text:outline-level="3"><text:bookmark-start text:name="qualification-requirements"/>4.2 Qualification Requirements<text:bookmark-end text:name="qualification-requirements"/></text:h>
      <text:p text:style-name="First_20_paragraph"><text:span text:style-name="T1">SRS-034: Test Coverage</text:span> - The software <text:span text:style-name="T1">shall</text:span> achieve 90% code coverage - The software <text:span text:style-name="T1">shall</text:span> pass all automated tests - The software <text:span text:style-name="T1">shall</text:span> complete performance testing - The software <text:span text:style-name="T1">shall</text:span> pass security testing</text:p>
      <text:h text:style-name="Heading_20_2" text:outline-level="2"><text:bookmark-start text:name="requirements-traceability"/>5. Requirements Traceability<text:bookmark-end text:name="requirements-traceability"/></text:h>
      <text:h text:style-name="Heading_20_3" text:outline-level="3"><text:bookmark-start text:name="traceability-matrix"/>5.1 Traceability Matrix<text:bookmark-end text:name="traceability-matrix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Requirement ID</text:p>
            </table:table-cell>
            <table:table-cell table:style-name="TableHeaderRowCell" office:value-type="string">
              <text:p text:style-name="Table_20_Heading">Parent Requirement</text:p>
            </table:table-cell>
            <table:table-cell table:style-name="TableHeaderRowCell" office:value-type="string">
              <text:p text:style-name="Table_20_Heading">Child Requirements</text:p>
            </table:table-cell>
            <table:table-cell table:style-name="TableHeaderRowCell" office:value-type="string">
              <text:p text:style-name="Table_20_Heading">Status</text:p>
            </table:table-cell>
          </table:table-row>
        </table:table-header-rows>
        <table:table-row>
          <table:table-cell table:style-name="TableRowCell" office:value-type="string">
            <text:p text:style-name="Table_20_Contents">SRS-001</text:p>
          </table:table-cell>
          <table:table-cell table:style-name="TableRowCell" office:value-type="string">
            <text:p text:style-name="Table_20_Contents">-</text:p>
          </table:table-cell>
          <table:table-cell table:style-name="TableRowCell" office:value-type="string">
            <text:p text:style-name="Table_20_Contents">SRS-002, SRS-003, SRS-004</text:p>
          </table:table-cell>
          <table:table-cell table:style-name="TableRowCell" office:value-type="string">
            <text:p text:style-name="Table_20_Contents">Approved</text:p>
          </table:table-cell>
        </table:table-row>
        <table:table-row>
          <table:table-cell table:style-name="TableRowCell" office:value-type="string">
            <text:p text:style-name="Table_20_Contents">SRS-007</text:p>
          </table:table-cell>
          <table:table-cell table:style-name="TableRowCell" office:value-type="string">
            <text:p text:style-name="Table_20_Contents">SRS-002</text:p>
          </table:table-cell>
          <table:table-cell table:style-name="TableRowCell" office:value-type="string">
            <text:p text:style-name="Table_20_Contents">SRS-008, SRS-009</text:p>
          </table:table-cell>
          <table:table-cell table:style-name="TableRowCell" office:value-type="string">
            <text:p text:style-name="Table_20_Contents">In Progress</text:p>
          </table:table-cell>
        </table:table-row>
        <table:table-row>
          <table:table-cell table:style-name="TableRowCell" office:value-type="string">
            <text:p text:style-name="Table_20_Contents">SRS-010</text:p>
          </table:table-cell>
          <table:table-cell table:style-name="TableRowCell" office:value-type="string">
            <text:p text:style-name="Table_20_Contents">SRS-002</text:p>
          </table:table-cell>
          <table:table-cell table:style-name="TableRowCell" office:value-type="string">
            <text:p text:style-name="Table_20_Contents">SRS-011, SRS-012</text:p>
          </table:table-cell>
          <table:table-cell table:style-name="TableRowCell" office:value-type="string">
            <text:p text:style-name="Table_20_Contents">Approved</text:p>
          </table:table-cell>
        </table:table-row>
        <table:table-row>
          <table:table-cell table:style-name="TableRowCell" office:value-type="string">
            <text:p text:style-name="Table_20_Contents">SRS-026</text:p>
          </table:table-cell>
          <table:table-cell table:style-name="TableRowCell" office:value-type="string">
            <text:p text:style-name="Table_20_Contents">SRS-002</text:p>
          </table:table-cell>
          <table:table-cell table:style-name="TableRowCell" office:value-type="string">
            <text:p text:style-name="Table_20_Contents">SRS-027, SRS-028</text:p>
          </table:table-cell>
          <table:table-cell table:style-name="TableRowCell" office:value-type="string">
            <text:p text:style-name="Table_20_Contents">Approved</text:p>
          </table:table-cell>
        </table:table-row>
      </table:table>
      <text:h text:style-name="Heading_20_3" text:outline-level="3"><text:bookmark-start text:name="change-management"/>5.2 Change Management<text:bookmark-end text:name="change-management"/></text:h>
      <text:p text:style-name="First_20_paragraph"><text:span text:style-name="T1">SRS-035: Change Control</text:span> - All requirement changes <text:span text:style-name="T1">shall</text:span> be documented in change requests - Changes <text:span text:style-name="T1">shall</text:span> be reviewed by technical and business stakeholders - Changes <text:span text:style-name="T1">shall</text:span> be tested before implementation - Changes <text:span text:style-name="T1">shall</text:span> be communicated to all stakeholders</text:p>
      <text:h text:style-name="Heading_20_2" text:outline-level="2"><text:bookmark-start text:name="notes"/>6. Notes<text:bookmark-end text:name="notes"/></text:h>
      <text:h text:style-name="Heading_20_3" text:outline-level="3"><text:bookmark-start text:name="acronyms-and-abbreviations"/>6.1 Acronyms and Abbreviations<text:bookmark-end text:name="acronyms-and-abbreviations"/></text:h>
      <text:list text:style-name="L1">
        <text:list-item>
          <text:p text:style-name="P1"><text:span text:style-name="T1">SRS</text:span>: Software Requirements Specification</text:p>
        </text:list-item>
        <text:list-item>
          <text:p text:style-name="P1"><text:span text:style-name="T1">API</text:span>: Application Programming Interface</text:p>
        </text:list-item>
        <text:list-item>
          <text:p text:style-name="P1"><text:span text:style-name="T1">CSS</text:span>: Cascading Style Sheets</text:p>
        </text:list-item>
        <text:list-item>
          <text:p text:style-name="P1"><text:span text:style-name="T1">HTML</text:span>: HyperText Markup Language</text:p>
        </text:list-item>
        <text:list-item>
          <text:p text:style-name="P1"><text:span text:style-name="T1">JSON</text:span>: JavaScript Object Notation</text:p>
        </text:list-item>
        <text:list-item>
          <text:p text:style-name="P1"><text:span text:style-name="T1">REST</text:span>: Representational State Transfer</text:p>
        </text:list-item>
        <text:list-item>
          <text:p text:style-name="P1"><text:span text:style-name="T1">SQL</text:span>: Structured Query Language</text:p>
        </text:list-item>
        <text:list-item>
          <text:p text:style-name="P1"><text:span text:style-name="T1">WCAG</text:span>: Web Content Accessibility Guidelines</text:p>
        </text:list-item>
      </text:list>
      <text:h text:style-name="Heading_20_3" text:outline-level="3"><text:bookmark-start text:name="definitions"/>6.2 Definitions<text:bookmark-end text:name="definitions"/></text:h>
      <text:list text:style-name="L2">
        <text:list-item>
          <text:p text:style-name="P2"><text:span text:style-name="T1">Software</text:span>: The computer programs and associated documentation</text:p>
        </text:list-item>
        <text:list-item>
          <text:p text:style-name="P2"><text:span text:style-name="T1">Component</text:span>: A modular part of the software</text:p>
        </text:list-item>
        <text:list-item>
          <text:p text:style-name="P2"><text:span text:style-name="T1">Interface</text:span>: A boundary between software components</text:p>
        </text:list-item>
        <text:list-item>
          <text:p text:style-name="P2"><text:span text:style-name="T1">Requirement</text:span>: A condition or capability that must be met</text:p>
        </text:list-item>
        <text:list-item>
          <text:p text:style-name="P2"><text:span text:style-name="T1">Stakeholder</text:span>: Any person or organization affected by the software</text:p>
        </text:list-item>
      </text:list>
      <text:h text:style-name="Heading_20_3" text:outline-level="3"><text:bookmark-start text:name="background-information"/>6.3 Background Information<text:bookmark-end text:name="background-information"/></text:h>
      <text:p text:style-name="First_20_paragraph">This Software Requirements Specification follows MIL-STD-498 guidelines and provides a comprehensive framework for software development. The requirements are structured to support traceability, testing, and validation throughout the development lifecyc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Software Requirements Specification (SRS)</dc:title>
    <dc:description/>
    <dc:subject/>
    <meta:keyword/>
    <meta:initial-creator>Development Team</meta:initial-creator>
    <dc:creator>Development Team</dc:creator>
    <meta:creation-date>2025-06-27T03:46:38Z</meta:creation-date>
    <dc:date>2025-06-27T03:46:38Z</dc:date>
    <meta:user-defined meta:name="date" meta:value-type="string">2024-06-26</meta:user-defined>
    <meta:user-defined meta:name="document_type" meta:value-type="string">Software Requirements Specification</meta:user-defined>
    <meta:user-defined meta:name="standard" meta:value-type="string">MIL-STD-498</meta:user-defined>
    <meta:user-defined meta:name="status" meta:value-type="string">Draft</meta:user-defined>
    <meta:user-defined meta:name="version" meta:value-type="string">1.0</meta:user-defined>
  </office:meta>
</office:document-meta>
</file>